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685e" officeooo:paragraph-rsid="0002685e"/>
    </style:style>
    <style:style style:name="P2" style:family="paragraph" style:parent-style-name="Standard" style:list-style-name="L1">
      <style:text-properties style:text-underline-style="none" officeooo:rsid="00043210" officeooo:paragraph-rsid="00043210"/>
    </style:style>
    <style:style style:name="T1" style:family="text">
      <style:text-properties officeooo:rsid="00059c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turas mejoras:</text:h>
      <text:list xml:id="list116786601" text:style-name="L1">
        <text:list-item>
          <text:p text:style-name="P1">Más opciones de configuración del admin<text:span text:style-name="T1">istrador</text:span>, por si se desea cambiar la capacidad máxima de las cápsulas o el precio de las mismas.</text:p>
        </text:list-item>
        <text:list-item>
          <text:p text:style-name="P1">Añadir la opción de modificar los precios temporalmente para añadir ofertas. <text:span text:style-name="T1">Esto incluiría que estás ofertas se anunciasen tanto en la página principal como en las redes sociales automáticamente.</text:span></text:p>
        </text:list-item>
        <text:list-item>
          <text:p text:style-name="P1">Crear la opción de añadir códigos promocionales <text:span text:style-name="T1">para atraer a futuros clientes</text:span>.</text:p>
        </text:list-item>
        <text:list-item>
          <text:p text:style-name="P1">Añadir más métodos de pago, como <text:span text:style-name="T1">el pago </text:span>por tarjeta de crédito usando Stripe, <text:span text:style-name="T1">para facilitar el uso de la aplicación a los usuarios</text:span>.</text:p>
        </text:list-item>
        <text:list-item>
          <text:p text:style-name="P1">Aumentar la integración con otros servicios, como Facebook o Instagram.</text:p>
        </text:list-item>
        <text:list-item>
          <text:p text:style-name="P1">Aumentar las métricas KPI en el dashboard para obtener una mejor visión del estado del sistema.</text:p>
        </text:list-item>
        <text:list-item>
          <text:p text:style-name="P2">Automatizar algunas funciones que actualmente se realizan a mano, como la descarga de todos el contenido de un usuario de la pági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18:20.184036698</meta:creation-date>
    <meta:generator>LibreOffice/6.2.3.2$Linux_X86_64 LibreOffice_project/20$Build-2</meta:generator>
    <dc:date>2019-05-22T22:30:16.545092135</dc:date>
    <meta:editing-duration>PT11M6S</meta:editing-duration>
    <meta:editing-cycles>3</meta:editing-cycles>
    <meta:document-statistic meta:table-count="0" meta:image-count="0" meta:object-count="0" meta:page-count="1" meta:paragraph-count="8" meta:word-count="145" meta:character-count="864" meta:non-whitespace-character-count="734"/>
  </office:meta>
</office:document-meta>
</file>